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 PL UKai CN" svg:font-family="'AR PL UKai CN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 PL UKai CN" fo:font-size="10.5pt" fo:font-weight="normal" style:font-name-asian="AR PL UKai CN" style:font-size-asian="10.5pt" style:font-weight-asian="normal" style:font-size-complex="10.5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 PL UKai CN" fo:font-size="10.5pt" fo:font-style="italic" fo:font-weight="normal" style:font-name-asian="AR PL UKai CN" style:font-size-asian="10.5pt" style:font-style-asian="italic" style:font-weight-asian="normal" style:font-size-complex="10.5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 PL UKai CN" fo:font-size="12pt" fo:font-weight="bold" style:font-name-asian="AR PL UKai CN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 PL UKai CN" fo:font-size="14pt" fo:font-weight="bold" style:font-name-asian="AR PL UKai CN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style:font-name="AR PL UKai CN" fo:font-size="10.5pt" fo:font-weight="normal" style:font-name-asian="AR PL UKai CN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 PL UKai CN" fo:font-size="12pt" fo:font-weight="bold" style:font-name-asian="AR PL UKai CN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</style:style>
    <style:style style:name="T1" style:family="text">
      <style:text-properties style:font-name="AR PL UKai CN" fo:font-size="10.5pt" fo:font-weight="normal" style:font-name-asian="AR PL UKai CN" style:font-size-asian="10.5pt" style:font-weight-asian="normal" style:font-size-complex="10.5pt" style:font-weight-complex="normal"/>
    </style:style>
    <style:style style:name="T2" style:family="text">
      <style:text-properties style:font-name="AR PL UKai CN" fo:font-size="12pt" fo:font-weight="bold" style:font-name-asian="AR PL UKai CN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inux随笔(7)---screen</text:p>
      <text:p text:style-name="P2"/>
      <text:p text:style-name="P2">V0.1 2014.4.13 朱守园 初稿完成</text:p>
      <text:p text:style-name="P3"/>
      <text:p text:style-name="P3">一、目的</text:p>
      <text:p text:style-name="P1"><text:tab/>本文将介绍screen工具的用法。</text:p>
      <text:p text:style-name="P1"><text:tab/>screen工具可以在同一个物理终端中模拟出多个“窗口”，这样用户就可以在一个物理终端中同时运行多个进程（每个窗口都可以运行一个独立的进程）。例如，可以在窗口0中运行bash，窗口1中编辑代码（运行vi程序），窗口2中编译代码（运行make），窗口3中版本管理（运行git）。</text:p>
      <text:p text:style-name="P1"><text:tab/>本文将选取ubuntu12.04发行版做为描述基础。</text:p>
      <text:p text:style-name="P1"/>
      <text:p text:style-name="P3">二、screen常用命令</text:p>
      <text:p text:style-name="P1"><text:tab/>在当前bash中敲入screen，就可以运行screen程序。</text:p>
      <text:p text:style-name="P1"><text:tab/>screen的所有操作都以Ctrl-a组合键（即同时按下Ctrl和a键）开始，因为键入的其他按键默认都是发送给screen窗口，只有以Ctrl-a开始的按键才会发送给screen程序本身。</text:p>
      <text:p text:style-name="P1"><text:tab/>下面给出常用的screen命令：</text:p>
      <text:p text:style-name="P1"><text:tab/>1、列出所有screen命令</text:p>
      <text:p text:style-name="P1"><text:tab/>用法：Ctrl-a ?</text:p>
      <text:p text:style-name="P1"/>
      <text:p text:style-name="P1"><text:tab/>2、新建窗口</text:p>
      <text:p text:style-name="P1"><text:tab/>用法：Ctrl-a c</text:p>
      <text:p text:style-name="P1"/>
      <text:p text:style-name="P1"><text:tab/>3、删除窗口</text:p>
      <text:p text:style-name="P1"><text:tab/>用法：Ctrl-a k</text:p>
      <text:p text:style-name="P1"/>
      <text:p text:style-name="P1"><text:tab/>4、清空窗口</text:p>
      <text:p text:style-name="P1"><text:tab/>用法：Ctrl-a C</text:p>
      <text:p text:style-name="P1"/>
      <text:p text:style-name="P1"><text:tab/>5、显示所有窗口</text:p>
      <text:p text:style-name="P1"><text:tab/>用法：Ctrl-a w</text:p>
      <text:p text:style-name="P1"/>
      <text:p text:style-name="P1"><text:tab/>6、跳转到某个窗口</text:p>
      <text:p text:style-name="P1"><text:tab/>用法：Ctrl-a 0...9</text:p>
      <text:p text:style-name="P1"/>
      <text:p text:style-name="P1"><text:tab/>7、最近的两个窗口之间互相切换</text:p>
      <text:p text:style-name="P1"><text:tab/>用法：Ctrl-a Ctrl-a</text:p>
      <text:p text:style-name="P1"/>
      <text:p text:style-name="P1"><text:tab/>8、离线模式</text:p>
      <text:p text:style-name="P1"><text:tab/>用法：Ctrl-a d</text:p>
      <text:p text:style-name="P1"/>
      <text:p text:style-name="P1"><text:tab/>9、重命名窗口</text:p>
      <text:p text:style-name="P1"><text:tab/>用法：Ctrl-a A</text:p>
      <text:p text:style-name="P1"/>
      <text:p text:style-name="P3">三、离线模式</text:p>
      <text:p text:style-name="P5"><text:span text:style-name="T2"><text:tab/></text:span><text:span text:style-name="T1">screen工具除了可以提供多窗口特性外，另一个重要的特性就是离线功能。</text:span></text:p>
      <text:p text:style-name="P5"><text:span text:style-name="T1"><text:tab/>比如，当用户通过ssh远程登陆到服务器，运行screen程序，创建了4个窗口：窗口0运行bash，窗口1运行vi，窗口2运行make，窗口3运行git。此时，用户下班回家，需要断开ssh连接；但</text:span><text:soft-page-break/><text:span text:style-name="T1">是，第二天上班时，不想重新运行screen并且重新创建4个窗口，怎么办呢？这时候，用户在下班时，可以运行Ctrl-a d命令，让screen处于离线模式；第二天上班后，通过ssh重新登陆到服务器，首先在bash下运行screen -ls命令，查看后台screen的ID；然后，再运行screen -r ID，这样就重新连接上了断开前的screen了。</text:span></text:p>
      <text:p text:style-name="P5"><text:span text:style-name="T1"><text:tab/>简单来说，离线模式就是：使用Ctrl-a d命令使screen在后台运行，然后再使用screen -r ID重新恢复screen到前台运行。</text:span></text:p>
      <text:p text:style-name="P5"><text:span text:style-name="T1"/></text:p>
      <text:p text:style-name="P3">四、总结</text:p>
      <text:p text:style-name="P5"><text:tab/><text:span text:style-name="T1">本文介绍了linux下常用的窗口管理工具screen，screen可以在一个物理终端上模拟多个窗口，方便用户进行多任务操作；其次，详细介绍了screen的离线功能，该功能让用户在断开screen后，可以快速找回断开前的工作状态，尤其在ssh连接的场景中很常用、也很好用。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 PL UKai CN" svg:font-family="'AR PL UKai CN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9T19:15:53</meta:creation-date>
    <meta:generator>LibreOffice/3.5$Linux_x86 LibreOffice_project/350m1$Build-2</meta:generator>
    <dc:date>2014-04-13T18:32:26</dc:date>
    <meta:editing-duration>P1DT27M26S</meta:editing-duration>
    <meta:editing-cycles>810</meta:editing-cycles>
    <meta:document-statistic meta:table-count="0" meta:image-count="0" meta:object-count="0" meta:page-count="2" meta:paragraph-count="34" meta:word-count="98" meta:character-count="1116" meta:non-whitespace-character-count="1145"/>
  </office:meta>
</office:document-meta>
</file>